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0.5pt" style:font-size-complex="12pt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<text:span text:style-name="T1">Universidade Federal de Santa Maria</text:span></text:p>
      <text:p text:style-name="P1"><text:span text:style-name="T1">Colégio Técnico Industrial de Santa Maria</text:span></text:p>
      <text:p text:style-name="P1"><text:span text:style-name="T1">Curso Técnico em Informática para Internet Integrado ao Ensino Médio</text:span></text:p>
      <text:p text:style-name="P1"><text:span text:style-name="T1">Ana Caroline, Débora Loro, Matheus e Natália - 423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2</meta:editing-cycles>
    <meta:creation-date>2019-06-27T21:17:00</meta:creation-date>
    <dc:date>2019-06-28T17:59:17.463000000</dc:date>
    <meta:editing-duration>PT9M33S</meta:editing-duration>
    <meta:generator>LibreOffice/6.2.4.2$Windows_X86_64 LibreOffice_project/2412653d852ce75f65fbfa83fb7e7b669a126d64</meta:generator>
    <meta:document-statistic meta:table-count="0" meta:image-count="2" meta:object-count="0" meta:page-count="1" meta:paragraph-count="4" meta:word-count="30" meta:character-count="194" meta:non-whitespace-character-count="1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